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136028B539D289D8211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3" style:family="paragraph" style:parent-style-name="Title">
      <style:text-properties officeooo:rsid="001bb481" officeooo:paragraph-rsid="001bb481"/>
    </style:style>
    <style:style style:name="P14" style:family="paragraph" style:parent-style-name="Heading_20_1">
      <style:text-properties officeooo:rsid="001da43d" officeooo:paragraph-rsid="001da43d"/>
    </style:style>
    <style:style style:name="P15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" style:family="paragraph" style:parent-style-name="Heading_20_1">
      <style:text-properties officeooo:paragraph-rsid="002c366b"/>
    </style:style>
    <style:style style:name="P17" style:family="paragraph" style:parent-style-name="Heading_20_1">
      <style:text-properties officeooo:rsid="0031af8f" officeooo:paragraph-rsid="0031af8f"/>
    </style:style>
    <style:style style:name="P18" style:family="paragraph" style:parent-style-name="Heading_20_2">
      <style:text-properties officeooo:rsid="001da43d" officeooo:paragraph-rsid="001da43d"/>
    </style:style>
    <style:style style:name="P19" style:family="paragraph" style:parent-style-name="Heading_20_2">
      <style:text-properties officeooo:rsid="001f8b34" officeooo:paragraph-rsid="001f8b34"/>
    </style:style>
    <style:style style:name="P20" style:family="paragraph" style:parent-style-name="Heading_20_2">
      <style:text-properties officeooo:rsid="001f9ca8" officeooo:paragraph-rsid="001f9ca8"/>
    </style:style>
    <style:style style:name="P21" style:family="paragraph" style:parent-style-name="Heading_20_2">
      <style:text-properties officeooo:rsid="002133bc" officeooo:paragraph-rsid="002133bc"/>
    </style:style>
    <style:style style:name="P22" style:family="paragraph" style:parent-style-name="Standard" style:list-style-name="L2">
      <style:text-properties officeooo:rsid="001af4e3" officeooo:paragraph-rsid="001da43d"/>
    </style:style>
    <style:style style:name="P23" style:family="paragraph" style:parent-style-name="Standard" style:list-style-name="L4">
      <style:text-properties officeooo:paragraph-rsid="001f9ca8"/>
    </style:style>
    <style:style style:name="P24" style:family="paragraph" style:parent-style-name="Standard" style:list-style-name="L4">
      <style:text-properties officeooo:paragraph-rsid="002080aa"/>
    </style:style>
    <style:style style:name="P25" style:family="paragraph" style:parent-style-name="Standard" style:list-style-name="L4">
      <style:text-properties officeooo:rsid="001f9ca8" officeooo:paragraph-rsid="001f9ca8"/>
    </style:style>
    <style:style style:name="P26" style:family="paragraph" style:parent-style-name="Standard" style:list-style-name="L4">
      <style:text-properties officeooo:rsid="002080aa" officeooo:paragraph-rsid="002080aa"/>
    </style:style>
    <style:style style:name="P27" style:family="paragraph" style:parent-style-name="Text_20_body" style:list-style-name="L3">
      <style:text-properties officeooo:rsid="001f8b34" officeooo:paragraph-rsid="001f8b34"/>
    </style:style>
    <style:style style:name="P28" style:family="paragraph" style:parent-style-name="Text_20_body" style:list-style-name="L3">
      <style:text-properties officeooo:paragraph-rsid="001f8b34"/>
    </style:style>
    <style:style style:name="P29" style:family="paragraph" style:parent-style-name="Text_20_body" style:list-style-name="L3">
      <style:text-properties officeooo:rsid="001da43d" officeooo:paragraph-rsid="001da43d"/>
    </style:style>
    <style:style style:name="P30" style:family="paragraph" style:parent-style-name="Text_20_body" style:list-style-name="L3">
      <style:text-properties officeooo:rsid="0016ef16" officeooo:paragraph-rsid="001f8b34"/>
    </style:style>
    <style:style style:name="P31" style:family="paragraph" style:parent-style-name="Text_20_body" style:list-style-name="L5">
      <style:text-properties officeooo:paragraph-rsid="002133bc"/>
    </style:style>
    <style:style style:name="P32" style:family="paragraph" style:parent-style-name="Text_20_body" style:list-style-name="L5">
      <style:text-properties officeooo:paragraph-rsid="002263d2"/>
    </style:style>
    <style:style style:name="P33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4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35" style:family="paragraph" style:parent-style-name="Text_20_body" style:list-style-name="L7">
      <style:text-properties fo:font-weight="normal" officeooo:rsid="00305a0f" officeooo:paragraph-rsid="00305a0f" style:font-weight-asian="normal" style:font-weight-complex="normal"/>
    </style:style>
    <style:style style:name="P36" style:family="paragraph" style:parent-style-name="Text_20_body" style:list-style-name="L5">
      <style:text-properties officeooo:rsid="002263d2" officeooo:paragraph-rsid="002263d2"/>
    </style:style>
    <style:style style:name="P37" style:family="paragraph" style:parent-style-name="Text_20_body" style:list-style-name="L6">
      <style:text-properties officeooo:paragraph-rsid="0024ccfe"/>
    </style:style>
    <style:style style:name="P38" style:family="paragraph" style:parent-style-name="Text_20_body" style:list-style-name="L6">
      <style:text-properties officeooo:rsid="0024ccfe" officeooo:paragraph-rsid="0024ccfe"/>
    </style:style>
    <style:style style:name="P39" style:family="paragraph" style:parent-style-name="Text_20_body">
      <style:text-properties officeooo:paragraph-rsid="001f8b34"/>
    </style:style>
    <style:style style:name="P40" style:family="paragraph" style:parent-style-name="Text_20_body">
      <style:text-properties officeooo:rsid="002dfe65" officeooo:paragraph-rsid="002dfe65"/>
    </style:style>
    <style:style style:name="P41" style:family="paragraph" style:parent-style-name="Text_20_body" style:list-style-name="L7">
      <style:text-properties officeooo:paragraph-rsid="002f9f62"/>
    </style:style>
    <style:style style:name="P42" style:family="paragraph" style:parent-style-name="Text_20_body" style:list-style-name="L7">
      <style:text-properties officeooo:paragraph-rsid="002fdc4f"/>
    </style:style>
    <style:style style:name="P43" style:family="paragraph" style:parent-style-name="Text_20_body">
      <style:text-properties officeooo:rsid="0031af8f" officeooo:paragraph-rsid="0031af8f"/>
    </style:style>
    <style:style style:name="P44" style:family="paragraph" style:parent-style-name="Text_20_body" style:list-style-name="L8">
      <style:text-properties officeooo:rsid="0031af8f" officeooo:paragraph-rsid="0031af8f"/>
    </style:style>
    <style:style style:name="P4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normal" officeooo:rsid="002f9f62" style:font-weight-asian="normal" style:font-weight-complex="normal"/>
    </style:style>
    <style:style style:name="T7" style:family="text">
      <style:text-properties fo:font-weight="normal" officeooo:rsid="002fdc4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80aa" style:font-weight-asian="bold" style:font-weight-complex="bold"/>
    </style:style>
    <style:style style:name="T10" style:family="text">
      <style:text-properties fo:font-weight="bold" officeooo:rsid="002133bc" style:font-weight-asian="bold" style:font-weight-complex="bold"/>
    </style:style>
    <style:style style:name="T11" style:family="text">
      <style:text-properties fo:font-weight="bold" officeooo:rsid="002263d2" style:font-weight-asian="bold" style:font-weight-complex="bold"/>
    </style:style>
    <style:style style:name="T12" style:family="text">
      <style:text-properties fo:font-weight="bold" officeooo:rsid="0024ccfe" style:font-weight-asian="bold" style:font-weight-complex="bold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4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5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6" style:family="text">
      <style:text-properties officeooo:rsid="001da43d"/>
    </style:style>
    <style:style style:name="T17" style:family="text">
      <style:text-properties officeooo:rsid="001f8b34"/>
    </style:style>
    <style:style style:name="T18" style:family="text">
      <style:text-properties officeooo:rsid="001f9ca8"/>
    </style:style>
    <style:style style:name="T19" style:family="text">
      <style:text-properties officeooo:rsid="002133bc"/>
    </style:style>
    <style:style style:name="T20" style:family="text">
      <style:text-properties officeooo:rsid="002263d2"/>
    </style:style>
    <style:style style:name="T21" style:family="text">
      <style:text-properties officeooo:rsid="0028ff0f"/>
    </style:style>
    <style:style style:name="T22" style:family="text">
      <style:text-properties officeooo:rsid="002a4230"/>
    </style:style>
    <style:style style:name="T23" style:family="text">
      <style:text-properties officeooo:rsid="002c366b"/>
    </style:style>
    <style:style style:name="T24" style:family="text">
      <style:text-properties officeooo:rsid="002f9f6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55936825344" text:id="ct94755936825344">
          <text:deletion>
            <office:change-info>
              <dc:creator>Unknown Author</dc:creator>
              <dc:date>2021-07-25T09:12:00</dc:date>
            </office:change-info>
            <text:p text:style-name="P6"><text:span text:style-name="T17">Get</text:span></text:p>
          </text:deletion>
        </text:changed-region>
        <text:changed-region xml:id="ct94755936826864" text:id="ct94755936826864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755936829984" text:id="ct94755936829984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755936831472" text:id="ct9475593683147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-Safe</text:p>
      <text:p text:style-name="P4">Thomas King – DevOps Capstone Project</text:p>
      <text:h text:style-name="Heading_20_1" text:outline-level="1">DESCRIPTION</text:h>
      <text:p text:style-name="P11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2"><text:span text:style-name="T14">A leading US healthcare compan</text:span><text:span text:style-name="T15">y, </text:span><text:span text:style-name="Strong_20_Emphasis"><text:span text:style-name="T13">Aetna</text:span></text:span><text:span text:style-name="T14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294451726" text:style-name="L1">
        <text:list-item>
          <text:p text:style-name="P45"><text:span text:style-name="T14">Install and configure the Jenkins architecture on </text:span><text:span text:style-name="T15">cloud</text:span><text:span text:style-name="T14"> instance</text:span></text:p>
        </text:list-item>
        <text:list-item>
          <text:p text:style-name="P46">Use the required plugins to run the build creation on a containerized platform</text:p>
        </text:list-item>
        <text:list-item>
          <text:p text:style-name="P46">Create and run the Docker image which will have the application artifacts</text:p>
        </text:list-item>
        <text:list-item>
          <text:p text:style-name="P46">Execute the automated tests on the created build</text:p>
        </text:list-item>
        <text:list-item>
          <text:p text:style-name="P46">Create your private repository and push the Docker image into the repository</text:p>
        </text:list-item>
        <text:list-item>
          <text:p text:style-name="P46">Expose the application on the respective ports so that the user can access the deployed application</text:p>
        </text:list-item>
        <text:list-item>
          <text:p text:style-name="P46">Remove container stack after completing the job</text:p>
        </text:list-item>
      </text:list>
      <text:h text:style-name="P14" text:outline-level="1">Installing Environments</text:h>
      <text:p text:style-name="P5">Our pipeline will use our company’s OpenStack private cloud. These two instances will host Jenkins and Docker. </text:p>
      <text:list xml:id="list4148281491" text:style-name="L2">
        <text:list-item>
          <text:p text:style-name="P22">Jenkins: 172.16.176.86 <text:span text:style-name="T16">(Ubuntu 20.0</text:span><text:span text:style-name="T21">4</text:span><text:span text:style-name="T16">)</text:span></text:p>
        </text:list-item>
        <text:list-item>
          <text:p text:style-name="P22">Docker host : 172.16.176.38 <text:span text:style-name="T16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18" text:outline-level="2"><text:soft-page-break/>Installing Jenkins</text:h>
      <text:list xml:id="list3092744009" text:style-name="L3">
        <text:list-item>
          <text:p text:style-name="P29">On the Jenkins host, update the apt database and then install Java JRE.<text:line-break/>sudo apt update<text:line-break/>sudo apt install default-jre</text:p>
        </text:list-item>
        <text:list-item>
          <text:p text:style-name="P29">Once installed, check ‘java -version’ to validate the installation.<text:line-break/>!!!!!!</text:p>
        </text:list-item>
        <text:list-item>
          <text:p text:style-name="P28"><text:change text:change-id="ct94755936825344"/><text:change-start text:change-id="ct94755936826864"/><text:span text:style-name="T17">Add</text:span><text:change-end text:change-id="ct94755936826864"/><text:span text:style-name="T17"> the Jenkins repository key.</text:span><text:change-start text:change-id="ct94755936829984"/><text:span text:style-name="T17"><text:line-break/>wget -q -O - https://pkg.jenkins.io/debian-stable/jenkins.io.key | sudo apt-key add -</text:span><text:change-end text:change-id="ct94755936829984"/><text:change-start text:change-id="ct94755936831472"/></text:p>
        </text:list-item>
        <text:list-item>
          <text:p text:style-name="P27"><text:change-end text:change-id="ct9475593683147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27">Open the URL to the Jenkins port, default 8080. <text:line-break/><draw:frame draw:style-name="fr4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30">Follow the directions on the initial startup screen and grab the temporary admin password. Paste the password into the field provided and click OK.</text:p>
        </text:list-item>
        <text:list-item>
          <text:p text:style-name="P30">On the Customize Jenkins page, click on Install suggested plugins. </text:p>
        </text:list-item>
        <text:list-item>
          <text:p text:style-name="P30">Once Jenkins has installed the suggested plugins, create the first admin user account and click Save and Continue.</text:p>
        </text:list-item>
        <text:list-item>
          <text:p text:style-name="P30">Confirm the Jenkins URL and click Save and Finish, then click Start using Jenkins. </text:p>
        </text:list-item>
      </text:list>
      <text:p text:style-name="P7">We will configure Jenkins for the pipeline later.</text:p>
      <text:h text:style-name="P19" text:outline-level="2">Install Docker</text:h>
      <text:p text:style-name="P6">!!!!!!!!!!!</text:p>
      <text:h text:style-name="P20" text:outline-level="2"><text:soft-page-break/>Create Github Private Token</text:h>
      <text:p text:style-name="P8">Recently, Github started urging users to generate and use a private token in the git client. </text:p>
      <text:list xml:id="list1045303451" text:style-name="L4">
        <text:list-item>
          <text:p text:style-name="P23"><text:span text:style-name="T18">Sign into github.com. Select the user drop down in the top-right corner and select Settings. <text:line-break/></text:span><draw:frame draw:style-name="fr3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5">Navigate to Developer Settings &gt; Personal access tokens.<text:line-break/><draw:frame draw:style-name="fr2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72623789110893" text:continue-numbering="true" text:style-name="L4">
        <text:list-item>
          <text:p text:style-name="P26"><text:soft-page-break/>Add a meaningful name for the token and enable the ‘repo’ scope. Click on Generate token. </text:p>
        </text:list-item>
        <text:list-item>
          <text:p text:style-name="P24"><text:span text:style-name="T9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1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2796244417" text:style-name="L5">
        <text:list-item>
          <text:p text:style-name="P31"><text:span text:style-name="T19">Initialize git in the project directory. <text:line-break/></text:span><text:span text:style-name="T10">git init</text:span><text:span text:style-name="T19"><text:line-break/>Initialized empty Git repository in /home/tomking/Documents/Capstone/.git/</text:span></text:p>
        </text:list-item>
        <text:list-item>
          <text:p text:style-name="P32"><text:span text:style-name="T19">Add the Github repository as the git remote. We will add the username and token in the URL for the purposes of this project, but </text:span><text:span text:style-name="T20">use your company’s security guidelines in normal use. <text:line-break/></text:span><text:span text:style-name="T11">git remote add capstone </text:span><text:a xlink:type="simple" xlink:href="https://kingttx/" text:style-name="Internet_20_link" text:visited-style-name="Visited_20_Internet_20_Link"><text:span text:style-name="T11">https://kingttx</text:span></text:a><text:span text:style-name="T11">:&lt;TOKEN&gt;@github.com/kingttx/capstone.git</text:span></text:p>
        </text:list-item>
        <text:list-item>
          <text:p text:style-name="P33">Along with this document, we created several files including our golang source files.<text:line-break/>main.go<text:line-break/>main_test.go<text:line-break/><text:span text:style-name="T22">go.mod</text:span><text:line-break/>Jenkinsfile<text:line-break/>Dockerfile</text:p>
        </text:list-item>
        <text:list-item>
          <text:p text:style-name="P32"><text:span text:style-name="T4">Add these files to git and create the initial commit. <text:line-break/></text:span><text:span text:style-name="T11">git add .</text:span><text:span text:style-name="T4"><text:line-break/></text:span><text:span text:style-name="T11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32"><text:span text:style-name="T4">Now push these files to our Github repository. <text:line-break/></text:span><text:span text:style-name="T11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6"><text:soft-page-break/><text:span text:style-name="T1">Open the repository in a browser window and view the file list. This screen shows the files after several commits. </text:span><text:span text:style-name="T1"><draw:frame draw:style-name="fr1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5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417593649" text:style-name="L6">
        <text:list-item>
          <text:p text:style-name="P38">Install golang on our dev machine: <text:line-break/><text:span text:style-name="T8">sudo apt install golang</text:span></text:p>
        </text:list-item>
        <text:list-item>
          <text:p text:style-name="P38"><text:span text:style-name="T1">In our project directory, run our application. <text:line-break/></text:span><text:span text:style-name="T8">go run main.go</text:span></text:p>
        </text:list-item>
        <text:list-item>
          <text:p text:style-name="P37"><text:span text:style-name="T5">In another console for the dev machine, curl against the localhost with your name and observe the result. <text:line-break/></text:span><text:span text:style-name="T12">curl http://localhost:8080/Tom<text:line-break/></text:span><text:span text:style-name="T5">Hello, Tom!</text:span></text:p>
        </text:list-item>
        <text:list-item>
          <text:p text:style-name="P38"><text:span text:style-name="T1">Back in the original console, CTRL-C to stop the application and run the main_test.go unit test.<text:line-break/></text:span><text:span text:style-name="T8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34">This shows our application and our unit test are working as expected and we can safely build our first container image.</text:p>
      <text:h text:style-name="P16" text:outline-level="1"><text:soft-page-break/><text:span text:style-name="T23">Create Test Container</text:span></text:h>
      <text:p text:style-name="P40">The next step is to <text:span text:style-name="T24">create a container out of the golang source code and ensure it responds similar to the smoke test. </text:span></text:p>
      <text:list xml:id="list2184090388" text:style-name="L7">
        <text:list-item>
          <text:p text:style-name="P41"><text:span text:style-name="T24">In the Docker host, clone the project. <text:line-break/></text:span><text:span text:style-name="T8">git clone https://github.com/kingttx/capstone</text:span></text:p>
        </text:list-item>
        <text:list-item>
          <text:p text:style-name="P41"><text:span text:style-name="T6">Go to the project directory and create the test Docker image. We are using the image name ‘webapp’ with the tag 0.1 to signify this is a beta version of our application. <text:line-break/></text:span><text:span text:style-name="T8">cd capstone/<text:line-break/>docker build -t webapp:0.1 .</text:span><text:span text:style-name="T1"><text:line-break/>Step 1/7 : FROM golang:1.16-alpine<text:line-break/> ---&gt; 7762f5dece68<text:line-break/>Step 2/7 : WORKDIR /app<text:line-break/> ---&gt; Running in 2611edc15db6<text:line-break/>Removing intermediate container 2611edc15db6<text:line-break/> ---&gt; 2139ffbb7e19<text:line-break/>Step 3/7 : COPY go.mod ./<text:line-break/> ---&gt; a37d19789cad<text:line-break/>Step 4/7 : COPY *.go ./<text:line-break/> ---&gt; 43036f5dc986<text:line-break/>Step 5/7 : RUN go build -o /webapp<text:line-break/> ---&gt; Running in 6d1478655318<text:line-break/>Removing intermediate container 6d1478655318<text:line-break/> ---&gt; 463288ce4a60<text:line-break/>Step 6/7 : EXPOSE 8080<text:line-break/> ---&gt; Running in 5a55a1ff5a29<text:line-break/>Removing intermediate container 5a55a1ff5a29<text:line-break/> ---&gt; 825b3b470396<text:line-break/>Step 7/7 : CMD [ "/webapp" ]<text:line-break/> ---&gt; Running in e8de98a09a7e<text:line-break/>Removing intermediate container e8de98a09a7e<text:line-break/> ---&gt; 682715d8a9fb<text:line-break/>Successfully built 682715d8a9fb<text:line-break/>Successfully tagged webapp:0.1</text:span></text:p>
        </text:list-item>
        <text:list-item>
          <text:p text:style-name="P41"><text:span text:style-name="T6">Now create a container from that image, exposing port 8080. <text:line-break/></text:span><text:span text:style-name="T8">docker run -p 8080:8080 --name webapp-test --detach webapp:0.1</text:span></text:p>
        </text:list-item>
        <text:list-item>
          <text:p text:style-name="P42"><text:span text:style-name="T7">Finally, run a curl against port 8080 and ensure we get the same response back as step 3 in the smoke test.<text:line-break/></text:span><text:span text:style-name="T8">curl http://localhost:8080/Tom</text:span><text:span text:style-name="T1"><text:line-break/>Hello, Tom!</text:span></text:p>
        </text:list-item>
        <text:list-item>
          <text:p text:style-name="P35"><text:soft-page-break/>Stop and delete the container. <text:line-break/><text:span text:style-name="T8">docker container stop webapp-test<text:line-break/></text:span>webapp-test<text:line-break/><text:span text:style-name="T8">docker container rm webapp-test<text:line-break/></text:span>webapp-test</text:p>
        </text:list-item>
      </text:list>
      <text:h text:style-name="P17" text:outline-level="1">Create Jenkins Pipeline</text:h>
      <text:p text:style-name="P43">This Jenkins pipeline will run these stages:</text:p>
      <text:list xml:id="list1300826978" text:style-name="L8">
        <text:list-item>
          <text:p text:style-name="P44">Create a test container to ensure the build is successful. </text:p>
        </text:list-item>
        <text:list-item>
          <text:p text:style-name="P44">Create a test container to run the unit tests.</text:p>
        </text:list-item>
        <text:list-item>
          <text:p text:style-name="P44">Create the production Docker image using the Dockerfile.</text:p>
        </text:list-item>
        <text:list-item>
          <text:p text:style-name="P44">Push the image to our AWS ECR repository using the Amazon ECR plugin for Jenkins. </text:p>
        </text:list-item>
        <text:list-item>
          <text:p text:style-name="P44">Deploy a container to our Docker hos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7-27T17:26:23.655767985</dc:date>
    <meta:editing-duration>PT1H16M11S</meta:editing-duration>
    <meta:editing-cycles>14</meta:editing-cycles>
    <meta:document-statistic meta:table-count="0" meta:image-count="4" meta:object-count="0" meta:page-count="7" meta:paragraph-count="71" meta:word-count="1200" meta:character-count="7683" meta:non-whitespace-character-count="6552"/>
  </office:meta>
</office:document-meta>
</file>